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WebApplicationContext.getDefaultConfigLoc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WebApplicationContext.loadBeanDefinitions( XmlBeanDefinitionReader re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WebApplicationContext.loadBeanDefinitions( DefaultListable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WebApplicationContext.initBeanDefinitionReader( XmlBeanDefinitionReader beanDefinition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